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fo:font-size="15pt" fo:language="es" fo:country="ES" style:font-size-asian="15pt" style:font-size-complex="15pt"/>
    </style:style>
    <style:style style:name="P2" style:family="paragraph" style:parent-style-name="Standard">
      <style:text-properties style:font-name="Latin Modern Roman" fo:language="es" fo:country="ES"/>
    </style:style>
    <style:style style:name="P3" style:family="paragraph" style:parent-style-name="Standard">
      <style:text-properties style:use-window-font-color="true" loext:opacity="0%" style:font-name="Latin Modern Roman" fo:font-size="16pt" fo:language="es" fo:country="ES" officeooo:rsid="0004cf8c" officeooo:paragraph-rsid="0004cf8c" style:font-size-asian="16pt" style:font-size-complex="16pt"/>
    </style:style>
    <style:style style:name="P4" style:family="paragraph" style:parent-style-name="Standard">
      <style:text-properties style:use-window-font-color="true" loext:opacity="0%" style:font-name="Latin Modern Roman" fo:font-size="16pt" fo:language="es" fo:country="ES" officeooo:paragraph-rsid="0004cf8c" style:font-size-asian="16pt" style:font-size-complex="16pt"/>
    </style:style>
    <style:style style:name="P5" style:family="paragraph" style:parent-style-name="Standard">
      <style:text-properties style:use-window-font-color="true" loext:opacity="0%" style:font-name="Latin Modern Roman" fo:font-size="16pt" fo:language="es" fo:country="ES" officeooo:paragraph-rsid="0006b6a2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text-transform="uppercase" style:font-name="Latin Modern Roman" fo:font-size="18pt" fo:language="es" fo:country="ES" fo:font-weight="bold" officeooo:rsid="0006b6a2" officeooo:paragraph-rsid="0006b6a2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paragraph-rsid="00070e59"/>
    </style:style>
    <style:style style:name="T1" style:family="text">
      <style:text-properties officeooo:rsid="0004cf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style:font-name="Arial" fo:font-size="10pt" fo:font-weight="bold"/>
    </style:style>
    <style:style style:name="T4" style:family="text">
      <style:text-properties fo:color="#ffffff" loext:opacity="100%" fo:font-size="10pt" fo:font-weight="bold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officeooo:rsid="0004cf8c"/>
    </style:style>
    <style:style style:name="T7" style:family="text">
      <style:text-properties style:use-window-font-color="true" loext:opacity="0%" fo:language="es" fo:country="ES" style:font-size-asian="16pt" style:font-size-complex="16pt"/>
    </style:style>
    <style:style style:name="T8" style:family="text">
      <style:text-properties style:use-window-font-color="true" loext:opacity="0%" fo:language="es" fo:country="ES" officeooo:rsid="0004cf8c" style:font-size-asian="16pt" style:font-size-complex="16pt"/>
    </style:style>
    <style:style style:name="T9" style:family="text">
      <style:text-properties style:use-window-font-color="true" loext:opacity="0%" style:font-name="Latin Modern Roman" fo:font-size="16pt" fo:language="es" fo:country="ES" style:font-size-asian="16pt" style:font-size-complex="16pt"/>
    </style:style>
    <style:style style:name="T10" style:family="text">
      <style:text-properties style:use-window-font-color="true" loext:opacity="0%" style:font-name="Latin Modern Roman" fo:font-size="16pt" fo:language="es" fo:country="ES" officeooo:rsid="0004cf8c" style:font-size-asian="16pt" style:font-size-complex="16pt"/>
    </style:style>
    <style:style style:name="T11" style:family="text">
      <style:text-properties style:use-window-font-color="true" loext:opacity="0%" style:font-name="Latin Modern Roman" fo:font-size="16pt" fo:language="es" fo:country="ES" officeooo:rsid="0006b6a2" style:font-size-asian="16pt" style:font-size-complex="16pt"/>
    </style:style>
    <style:style style:name="T12" style:family="text">
      <style:text-properties style:use-window-font-color="true" loext:opacity="0%" style:font-name="Latin Modern Roman" fo:font-size="10pt" fo:font-weight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es" fo:country="ES" style:font-size-asian="16pt" style:font-size-complex="16pt"/>
    </style:style>
    <style:style style:name="T15" style:family="text">
      <style:text-properties fo:language="es" fo:country="ES" officeooo:rsid="0004cf8c" style:font-size-asian="16pt" style:font-size-complex="16pt"/>
    </style:style>
    <style:style style:name="T16" style:family="text">
      <style:text-properties style:font-name="Latin Modern Roman"/>
    </style:style>
    <style:style style:name="T17" style:family="text">
      <style:text-properties style:font-name="Latin Modern Roman" fo:font-size="16pt" style:font-size-asian="16pt" style:font-size-complex="16pt"/>
    </style:style>
    <style:style style:name="T18" style:family="text">
      <style:text-properties style:font-name="Latin Modern Roman" fo:font-size="16pt" officeooo:rsid="0006b6a2" style:font-size-asian="16pt" style:font-size-complex="16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ALVE SALVE CANTANDO A MARÍA</text:p>
      <text:p text:style-name="P2"/>
      <text:section text:style-name="Sect1" text:name="Sección1">
        <text:p text:style-name="P3">CORO:</text:p>
        <text:p text:style-name="P5"><text:span text:style-name="T2">Salve, Salve cantando a María,<text:line-break/>que más pura que Tú solo Dios<text:line-break/>y en el cielo una voz repetía:<text:line-break/>más que Tú, solo Dios, solo Dios.</text:span><text:line-break/></text:p>
        <text:section text:style-name="Sect2" text:name="Sección2">
          <text:p text:style-name="P7"><text:span text:style-name="T10">ESTROFAS:</text:span><text:span text:style-name="T9"><text:line-break/></text:span><text:span text:style-name="T11">1. </text:span><text:span text:style-name="T17">Con torrentes de luz<text:line-break/>que te inundan,<text:line-break/>los Arcángeles besan tus pies,<text:line-break/>las estrellas tu frente circundan<text:line-break/>y hasta Dios complacido te ve.<text:line-break/><text:line-break/></text:span><text:span text:style-name="T18">2. </text:span><text:span text:style-name="T17">Pues llamándote pura<text:line-break/>y sin manchas,<text:line-break/>de rodillas los mundos están,<text:line-break/>y tu espíritu arroba y ensancha,<text:line-break/>tanta fe, tanto amor, tanto afán.<text:line-break/><text:line-break/></text:span><text:span text:style-name="T18">3. </text:span><text:span text:style-name="T17">¡Ah! bendito el Señor !<text:line-break/>que en la tierra<text:line-break/>pura y limpia te pudo formar<text:line-break/>como forma el diamante la sierra,<text:line-break/>como cuaja las perlas el mar.</text:span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</text:section>
        <text:p text:style-name="P4"/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00:50:33.625613044</meta:creation-date>
    <dc:date>2022-08-11T10:29:47.382601650</dc:date>
    <meta:editing-duration>PT15M8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4" meta:word-count="109" meta:character-count="579" meta:non-whitespace-character-count="471"/>
  </office:meta>
</office:document-meta>
</file>